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66pt"/>
    </style:style>
    <style:style style:name="co2" style:family="table-column">
      <style:table-column-properties fo:break-before="auto" style:column-width="74.55pt"/>
    </style:style>
    <style:style style:name="co3" style:family="table-column">
      <style:table-column-properties fo:break-before="auto" style:column-width="338.46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27.69pt"/>
    </style:style>
    <style:style style:name="co6" style:family="table-column">
      <style:table-column-properties fo:break-before="auto" style:column-width="272.49pt"/>
    </style:style>
    <style:style style:name="co7" style:family="table-column">
      <style:table-column-properties fo:break-before="auto" style:column-width="68.8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33.99pt" fo:break-before="auto" style:use-optimal-row-height="false"/>
    </style:style>
    <style:style style:name="ro4" style:family="table-row">
      <style:table-row-properties style:row-height="20.01pt" fo:break-before="auto" style:use-optimal-row-height="false"/>
    </style:style>
    <style:style style:name="ro5" style:family="table-row">
      <style:table-row-properties style:row-height="283.01pt" fo:break-before="auto" style:use-optimal-row-height="false"/>
    </style:style>
    <style:style style:name="ro6" style:family="table-row">
      <style:table-row-properties style:row-height="71.26pt" fo:break-before="auto" style:use-optimal-row-height="false"/>
    </style:style>
    <style:style style:name="ro7" style:family="table-row">
      <style:table-row-properties style:row-height="42.75pt" fo:break-before="auto" style:use-optimal-row-height="false"/>
    </style:style>
    <style:style style:name="ro8" style:family="table-row">
      <style:table-row-properties style:row-height="28.01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21pt" fo:break-before="auto" style:use-optimal-row-height="false"/>
    </style:style>
    <style:style style:name="ta1" style:family="table" style:master-page-name="PageStyle_5f_GB-PC1_20_V1.0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T1" style:family="text">
      <style:text-properties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B-PC1 V1.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0"/>
        <table:table-column table:style-name="co7" table:number-columns-repeated="251" table:default-cell-style-name="ce3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序号</text:p>
          </table:table-cell>
          <table:table-cell table:style-name="ce4" office:value-type="string" calcext:value-type="string">
            <text:p>料品名称</text:p>
          </table:table-cell>
          <table:table-cell table:style-name="ce12" office:value-type="string" calcext:value-type="string">
            <text:p>料品规格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单耗</text:p>
          </table:table-cell>
          <table:table-cell table:style-name="ce4" office:value-type="string" calcext:value-type="string">
            <text:p>位号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SMT元器件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AMS1117-ADJ SOT-223 18V/0.8A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17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AP2127K-ADJ 10KHZ SOT23-5 DIODES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1205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ASM1061 QFN-48PIN PCI-TO-SATA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U9,U1209,U1212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FR9888SP SOP-8封装(E-PAD)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>
            <text:p>U2,U84,U86,U1216,U1217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MT7621AT LFBGA-346PIN <text:s/>11.7X13.6MM MTK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6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NT5CB256M16BP-DI 512MB DDR3 BGA96PIN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400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Silergy SY8009A 3V- 5.5V 1.5A SOT-25 DC-DC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U1207,U1208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W25Q256FV 2.7V-3.6V WSON8 8X6mm 32MB SPI Flash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8</text:p>
          </table:table-cell>
          <table:table-cell table:style-name="ce21"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IC</text:p>
          </table:table-cell>
          <table:table-cell table:style-name="ce2" office:value-type="string" calcext:value-type="string">
            <text:p>汤铭 FE1.1S USB 2.0 HUB SSOP28 LB3BOC4B8135C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402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晶振</text:p>
          </table:table-cell>
          <table:table-cell table:style-name="ce2" office:value-type="string" calcext:value-type="string">
            <text:p>12MHz ±10ppm 12pF 3.2*2.5 7 SMD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Y5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晶振</text:p>
          </table:table-cell>
          <table:table-cell table:style-name="ce2" office:value-type="string" calcext:value-type="string">
            <text:p>20MHz ±10ppm 15pF 3.2*2.5 <text:s/>TXC SMD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X1,X2,X3</text:p>
          </table:table-cell>
          <table:table-cell table:style-name="ce21" table:number-columns-repeated="101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晶振</text:p>
          </table:table-cell>
          <table:table-cell table:style-name="ce2" office:value-type="string" calcext:value-type="string">
            <text:p>TXC 40MHz ±10ppm 15pF 3.2*2.5 7V40000009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23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卡座</text:p>
          </table:table-cell>
          <table:table-cell table:style-name="ce2" office:value-type="string" calcext:value-type="string">
            <text:p>自弹式TF卡座 microSD 卡座 10pin <text:s/>12.1x14.1mm <text:s/>SMT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J10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连接座</text:p>
          </table:table-cell>
          <table:table-cell table:style-name="ce2" office:value-type="string" calcext:value-type="string">
            <text:p>SATA连接座 7+15P SMT 180度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J12,J45,J46,J47,J48,J4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滤波器</text:p>
          </table:table-cell>
          <table:table-cell table:style-name="ce13" office:value-type="string" calcext:value-type="string">
            <text:p>TNK QT24A01 24PIN 1000M 滤波器</text:p>
          </table:table-cell>
          <table:table-cell table:style-name="ce17" office:value-type="string" calcext:value-type="string">
            <text:p>PCS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string" calcext:value-type="string">
            <text:p>T1,T2</text:p>
          </table:table-cell>
          <table:table-cell table:style-name="ce22"/>
          <table:table-cell table:style-name="ce23"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三极管</text:p>
          </table:table-cell>
          <table:table-cell table:style-name="ce2" office:value-type="string" calcext:value-type="string">
            <text:p>MMBT3904 SOT23 三极管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Q8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三极管</text:p>
          </table:table-cell>
          <table:table-cell table:style-name="ce2" office:value-type="string" calcext:value-type="string">
            <text:p>MMBT3906 SOT23 三极管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Q7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贴片磁珠</text:p>
          </table:table-cell>
          <table:table-cell table:style-name="ce2" office:value-type="string" calcext:value-type="string">
            <text:p>40R@100M 300mA 0402 BEAD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L36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贴片电感</text:p>
          </table:table-cell>
          <table:table-cell table:style-name="ce2" office:value-type="string" calcext:value-type="string">
            <text:p>2.2uH, Idc=1.2A, 2.5*2.0*1.0mm,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L729,L73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贴片电感</text:p>
          </table:table-cell>
          <table:table-cell table:style-name="ce2" office:value-type="string" calcext:value-type="string">
            <text:p>4.7uH <text:s/>2A 5.0*5.0*4.0mm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L3,L732,L733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贴片电感</text:p>
          </table:table-cell>
          <table:table-cell table:style-name="ce14" office:value-type="string" calcext:value-type="string">
            <text:p>MHCC06030-100M-R7 10UH ±20％ 4.0A 6.6*7.3*3.0MM 一体成型 <text:s text:c="2"/></text:p>
          </table:table-cell>
          <table:table-cell table:style-name="ce14" office:value-type="string" calcext:value-type="string">
            <text:p>PC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1,L728,L730,L734,L735</text:p>
          </table:table-cell>
          <table:table-cell table:style-name="ce20" table:number-columns-repeated="1018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00NF ±10% 16V X7R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35" calcext:value-type="float">
            <text:p>135</text:p>
          </table:table-cell>
          <table:table-cell table:style-name="ce14" office:value-type="string" calcext:value-type="string">
            <text:p>C14,C19,C23,C25,C26,C27,C32,C34,C36,C38,C39,C40,C41,C42,C4178,C4181,C4192,C4193,C4195,C4199,C4200,C4206,C4207,C4209,C4211,C4212,C4223,C4224,C4226,C4230,C4231,C4237,C4238,C4240,C4241,C4242,C4246,C4248,C750,C4269,C46,C48,C49,C50,C4202,C4203,C4204,C4205,C4233,C4234,C4235,C4236,C9,C45,C53,C77,C90,C104,C111,C116,C118,C120,C125,C129,C131,C132,C133,C134,C135,C136,C137,C139,C141,C142,C143,C170,C171,C172,C173,C174,C175,C176,C177,C303,C304,C306,C307,C309,C340,C341,C342,C343,C354,C356,C357,C358,C369,C371,C373,C375,C376,C378,C379,C380,C400,C401,C402,C403,C405,C406,C407,C409,C410,C411,C412,C413,C414,C415,C416,C417,C419,C420,C421,C1082,C1108,C1321,C1322,C4255,C4256,C4264,C4265,C4270</text:p>
          </table:table-cell>
          <table:table-cell table:style-name="ce21" table:number-columns-repeated="1018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0NF ±10% 50V X7R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9" calcext:value-type="float">
            <text:p>29</text:p>
          </table:table-cell>
          <table:table-cell table:style-name="ce14" office:value-type="string" calcext:value-type="string">
            <text:p>C21,C22,C28,C29,C30,C31,C33,C35,C4180,C4187,C4188,C4189,C4190,C4191,C4194,C4198,C4218,C4219,C4220,C4221,C4222,C4225,C4228,C4249,C18,C1075,C1101,C4251,C4260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0UF ±10% 10V X5R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C20,C24,C4197,C4201,C4229,C4232,C1706,C1709,C1713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0UF ±10% 10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C213,C215,C217,C239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0UF ±10% 25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C43,C1080,C1109,C4253,C4262,C37,C1081,C1110,C4252,C4261,RC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5PF ±5% 50V NPO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C7,C4208,C423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8PF ±5% 50V NPO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C324,C325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NF ±10% 2KV X7R SMD1206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C1,C305,C345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UF ±10% 16V X5R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C112,C117,C236,C237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1UF ±10% 16V X5R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C1703,C1704,C1705,C1707,C1710,C1711,C84,C4186,C4217</text:p>
          </table:table-cell>
          <table:table-cell table:style-name="ce21" table:number-columns-repeated="1018"/>
        </table:table-row>
        <table:table-row table:style-name="ro7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22UF ±20% 10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string" calcext:value-type="string">
            <text:p>C8,C51,C52,C1076,C1077,C1078,C1088,C1089,C1090,C1093,C4258,C4259,C4267,C4268,CTR1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27PF ±5% 50V NPO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C749,C75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4.7NF ±10% 50V X7R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C1091,C1095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4.7UF ±10% 16V X5R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C127,C361,C362,C363,C374,C377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贴片电容</text:p>
          </table:table-cell>
          <table:table-cell table:style-name="ce2" office:value-type="string" calcext:value-type="string">
            <text:p>4.7UF ±10% 16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C128,C408,C418,C1702,C1708,C1712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0R ±1% 1/10W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R8,R1752,R1760,R1775,R1776,R1777,R1778,R1779,R1780,R26,L360</text:p>
          </table:table-cell>
          <table:table-cell table:style-name="ce21" table:number-columns-repeated="1018"/>
        </table:table-row>
        <table:table-row table:style-name="ro7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0R ±1％ 1/16W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string" calcext:value-type="string">
            <text:p>R17,R24,R55,R58,R81,R82,R83,R84,R172,R173,R174,R393,R394,R395,R1781,R1782,R102,R413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0R ±1％ 1/8W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R215,R1745,R1773,R1774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.5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22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00K ±1％ 1/10W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R37,R1749,R1757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00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R16,R755,R762,R1768,R1771,R258,R1743,R1744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0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R383,R401</text:p>
          </table:table-cell>
          <table:table-cell table:style-name="ce21" table:number-columns-repeated="1018"/>
        </table:table-row>
        <table:table-row table:style-name="ro7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0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R414,R429,R430,R431,R432,R433,R774,R1702,R1705,R1712,R14,R766,R779,R1767,R1770,R250,R252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2.1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R48,R49,R1754,R1755,R1762,R1763</text:p>
          </table:table-cell>
          <table:table-cell table:style-name="ce21" table:number-columns-repeated="1018"/>
        </table:table-row>
        <table:table-row table:style-name="ro8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1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string" calcext:value-type="string">
            <text:p>R22,R64,R65,R66,R67,R68,R402,R403,R404,R405,R406,R407,R411,R412,R778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.7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24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0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2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0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R775,R776,R1710,R1707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2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1706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2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6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4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R400,R408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4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R54,R72,R380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26.1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777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30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170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33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R2,R3,R253,R255,R264,R272</text:p>
          </table:table-cell>
          <table:table-cell table:style-name="ce21" table:number-columns-repeated="1018"/>
        </table:table-row>
        <table:table-row table:style-name="ro7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4.7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0" calcext:value-type="float">
            <text:p>20</text:p>
          </table:table-cell>
          <table:table-cell table:style-name="ce14" office:value-type="string" calcext:value-type="string">
            <text:p>R9,R10,R124,R125,R129,R130,R132,R133,R139,R140,R142,R144,R145,R146,R148,R151,R155,R157,R260,R38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4.99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170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44.2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R13,R764,R1766,R1769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51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R50,R51,R52,R53,R73,R74</text:p>
          </table:table-cell>
          <table:table-cell table:style-name="ce21" table:number-columns-repeated="101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贴片电阻</text:p>
          </table:table-cell>
          <table:table-cell table:style-name="ce2" office:value-type="string" calcext:value-type="string">
            <text:p>75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R300,R301,R302,R303,R340,R341,R342,R343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table:number-columns-repeated="5"/>
          <table:table-cell table:style-name="ce21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电解电容</text:p>
          </table:table-cell>
          <table:table-cell table:style-name="ce2" office:value-type="string" calcext:value-type="string">
            <text:p>470UF 25V 8*12mm DIP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C4250</text:p>
          </table:table-cell>
          <table:table-cell table:style-name="ce21" table:number-columns-repeated="1018"/>
        </table:table-row>
        <table:table-row table:style-name="ro9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插件灯</text:p>
          </table:table-cell>
          <table:table-cell table:style-name="ce2" office:value-type="string" calcext:value-type="string">
            <text:p>二合一 带绿灯+绿灯 Φ3 4.5*9mm <text:s/>黑色 左正右负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D4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音频座子</text:p>
          </table:table-cell>
          <table:table-cell table:style-name="ce2" office:value-type="string" calcext:value-type="string">
            <text:p>PJ-325-5P 音频座子 90度 18*12.4*8.2MM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JP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DC座</text:p>
          </table:table-cell>
          <table:table-cell table:style-name="ce2" office:value-type="string" calcext:value-type="string">
            <text:p>侧立式90度 芯径2.0MM Y形 DIP DC-0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J6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SB连接座</text:p>
          </table:table-cell>
          <table:table-cell table:style-name="ce2" office:value-type="string" calcext:value-type="string">
            <text:p>USB3.0 AF母座 90度 侧插式 带卷边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J8</text:p>
          </table:table-cell>
          <table:table-cell table:style-name="ce21" table:number-columns-repeated="1018"/>
        </table:table-row>
        <table:table-row table:style-name="ro9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RJ45</text:p>
          </table:table-cell>
          <table:table-cell table:style-name="ce2" office:value-type="string" calcext:value-type="string">
            <text:p>RJ45 1X1 8P8C 90度带灯 15.7*15.1*12.6MM <text:span text:style-name="T1">蓝色</text:span>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P1</text:p>
          </table:table-cell>
          <table:table-cell table:style-name="ce21" table:number-columns-repeated="1018"/>
        </table:table-row>
        <table:table-row table:style-name="ro10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RJ45</text:p>
          </table:table-cell>
          <table:table-cell table:style-name="ce2" office:value-type="string" calcext:value-type="string">
            <text:p>RJ45 1X1 8P8C 90度带灯 15.7*15.1*12.6MM <text:span text:style-name="T2">黑色</text:span>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P2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直键开关</text:p>
          </table:table-cell>
          <table:table-cell table:style-name="ce2" office:value-type="string" calcext:value-type="string">
            <text:p>直键开关 SPF22 <text:s/>间距2.5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4</text:p>
          </table:table-cell>
          <table:table-cell table:style-name="ce21" table:number-columns-repeated="1018"/>
        </table:table-row>
        <table:table-row table:style-name="ro11"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USB连接座</text:p>
          </table:table-cell>
          <table:table-cell table:style-name="ce15" office:value-type="string" calcext:value-type="string">
            <text:p>USB2.0 双层 A型母座 卧式 13.1*17.5*15.6mm</text:p>
          </table:table-cell>
          <table:table-cell table:style-name="ce15" office:value-type="string" calcext:value-type="string">
            <text:p>PCS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USB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2PIN座子</text:p>
          </table:table-cell>
          <table:table-cell table:style-name="ce15" office:value-type="string" calcext:value-type="string">
            <text:p>2 PIN 白色 间距2.54mm</text:p>
          </table:table-cell>
          <table:table-cell table:style-name="ce15" office:value-type="string" calcext:value-type="string">
            <text:p>PCS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R5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3PIN座子</text:p>
          </table:table-cell>
          <table:table-cell table:style-name="ce15" office:value-type="string" calcext:value-type="string">
            <text:p>3 PIN 白色 间距1.25mm</text:p>
          </table:table-cell>
          <table:table-cell table:style-name="ce15" office:value-type="string" calcext:value-type="string">
            <text:p>PCS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R4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9" office:value-type="string" calcext:value-type="string">
            <text:p>3PIN排针</text:p>
          </table:table-cell>
          <table:table-cell table:style-name="ce2" office:value-type="string" calcext:value-type="string">
            <text:p>3 PIN 间距2.54mm</text:p>
          </table:table-cell>
          <table:table-cell table:style-name="ce2" office:value-type="string" calcext:value-type="string">
            <text:p>PCS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J1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9" office:value-type="string" calcext:value-type="string">
            <text:p>4PIN排针</text:p>
          </table:table-cell>
          <table:table-cell table:style-name="ce2" office:value-type="string" calcext:value-type="string">
            <text:p>4 PIN 间距2.54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J4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散热片</text:p>
          </table:table-cell>
          <table:table-cell table:style-name="ce2" office:value-type="string" calcext:value-type="string">
            <text:p>MT7621铝散热片 20*20*6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U6</text:p>
          </table:table-cell>
          <table:table-cell table:style-name="ce21"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复位按键</text:p>
          </table:table-cell>
          <table:table-cell table:style-name="ce16" office:value-type="string" calcext:value-type="string">
            <text:p>4Pin 6*6*6 90°柄长2.5mm </text:p>
          </table:table-cell>
          <table:table-cell table:style-name="ce16" office:value-type="string" calcext:value-type="string">
            <text:p>PCS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S3</text:p>
          </table:table-cell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GB-PC1 V1.0'.$A$1" table:cell-range-address="$'GB-PC1 V1.0'.$A$1:.$F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loext:min-decimal-places="2" number:min-integer-digits="1" number:grouping="true"/>
    </number:number-style>
    <number:number-style style:name="N123">
      <number:text>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 style:vertical-align="middle"/>
      <style:text-properties style:font-name="宋体" fo:font-family="宋体" fo:font-size="12pt" style:font-name-asian="AR PL UKai CN" style:font-family-asian="'AR PL UKai CN'" style:font-family-generic-asian="system" style:font-pitch-asian="variable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first-page-number="continue" style:scale-to="92%" style:writing-mode="lr-tb"/>
      <style:header-style>
        <style:header-footer-properties fo:min-height="21.26pt" fo:margin-left="53.86pt" fo:margin-right="53.86pt" fo:margin-bottom="0pt"/>
      </style:header-style>
      <style:footer-style>
        <style:header-footer-properties fo:min-height="21.26pt" fo:margin-left="53.86pt" fo:margin-right="53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B-PC1_20_V1.0" style:display-name="PageStyle_GB-PC1 V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30T10:13:24</meta:creation-date>
    <dc:creator>Administrator</dc:creator>
    <dc:date>2017-07-25T21:13:20</dc:date>
    <meta:editing-cycles>1</meta:editing-cycles>
    <meta:document-statistic meta:table-count="1" meta:cell-count="464" meta:object-count="0"/>
    <meta:generator>LibreOffice/5.2.5.1$Linux_X86_64 LibreOffice_project/20m0$Build-1</meta:generator>
    <meta:user-defined meta:name="KSOProductBuildVer">2052-10.1.0.6690</meta:user-defined>
  </office:meta>
</office:document-meta>
</file>